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1189dd" officeooo:paragraph-rsid="001189dd"/>
    </style:style>
    <style:style style:name="P2" style:family="paragraph" style:parent-style-name="Standard">
      <style:paragraph-properties fo:text-align="center" style:justify-single-word="false"/>
      <style:text-properties fo:language="de" fo:country="DE" officeooo:rsid="001189dd" officeooo:paragraph-rsid="001189dd"/>
    </style:style>
    <style:style style:name="P3" style:family="paragraph" style:parent-style-name="Standard">
      <style:paragraph-properties fo:text-align="center" style:justify-single-word="false"/>
      <style:text-properties fo:language="de" fo:country="DE" officeooo:rsid="0012900a" officeooo:paragraph-rsid="001189dd"/>
    </style:style>
    <style:style style:name="P4" style:family="paragraph" style:parent-style-name="Standard">
      <style:paragraph-properties fo:text-align="start" style:justify-single-word="false"/>
      <style:text-properties fo:language="de" fo:country="DE" officeooo:rsid="0012900a" officeooo:paragraph-rsid="0012900a"/>
    </style:style>
    <style:style style:name="P5" style:family="paragraph" style:parent-style-name="Standard">
      <style:paragraph-properties fo:text-align="start" style:justify-single-word="false"/>
      <style:text-properties fo:language="de" fo:country="DE" officeooo:paragraph-rsid="0012900a"/>
    </style:style>
    <style:style style:name="P6" style:family="paragraph" style:parent-style-name="Standard">
      <style:paragraph-properties fo:text-align="center" style:justify-single-word="false"/>
      <style:text-properties fo:font-size="15pt" fo:language="de" fo:country="DE" fo:font-weight="bold" officeooo:rsid="001189dd" officeooo:paragraph-rsid="001189dd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paragraph-rsid="0012900a"/>
    </style:style>
    <style:style style:name="T1" style:family="text">
      <style:text-properties officeooo:rsid="0012900a"/>
    </style:style>
    <style:style style:name="T2" style:family="text">
      <style:text-properties fo:language="de" fo:country="DE" officeooo:rsid="0012900a"/>
    </style:style>
    <style:style style:name="T3" style:family="text">
      <style:text-properties officeooo:rsid="0013b5d9"/>
    </style:style>
    <style:style style:name="T4" style:family="text">
      <style:text-properties officeooo:rsid="00147938"/>
    </style:style>
    <style:style style:name="T5" style:family="text">
      <style:text-properties officeooo:rsid="0018027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/>
      <text:p text:style-name="P6">Entwicklung und Implementierung eines Netzwerkprotokolls zur bidirektionalen Kommunikation und Fernsteuerung eines Systems unter Zuhilfenahme einer selbst entwickelten Sprache zur Programmsteuerung</text:p>
      <text:p text:style-name="P3"/>
      <text:p text:style-name="P2">Seminarfachbetreuerin: <text:s text:c="4"/>Dr. M. Moor</text:p>
      <text:p text:style-name="P2">Fachbetreuer: <text:tab/><text:tab/> J. Süpke</text:p>
      <text:p text:style-name="P5"/>
      <text:p text:style-name="P5"/>
      <text:p text:style-name="P5"/>
      <text:p text:style-name="P5"><text:span text:style-name="T1">1. <text:tab/></text:span>Das Internet wurde zur ortsunabhängigen Verteilung von Rechenleistung und Informationen <text:tab/>entwickelt.</text:p>
      <text:p text:style-name="P5"/>
      <text:p text:style-name="P7"><text:span text:style-name="T2">2.<text:tab/></text:span>Es ist, aufbauend auf eine<text:span text:style-name="T5">m</text:span> <text:span text:style-name="T5">grundlegenden</text:span> Befehlssatz, sinnvoll, dem Nutzer die <text:tab/>Möglichkeit zu geben, das Programm je nach Anwendungsfall mit eigenen Skripten zu <text:tab/>erweitern.</text:p>
      <text:p text:style-name="P5"/>
      <text:p text:style-name="P4">3.<text:tab/>Durch den Aufbau auf etablierten Protokollstandards wird hinreichende Datensicherheit mit <text:tab/>möglichst großem Funktionsumfang kombiniert <text:span text:style-name="T3">und ein höherer Grad der Spezialisierung <text:tab/>ermöglicht.</text:span></text:p>
      <text:p text:style-name="P4"/>
      <text:p text:style-name="P5"><text:span text:style-name="T1">4.<text:tab/></text:span>Das Design eines eigenen Kommunikationsprotokolls ermöglicht die Umsetzung <text:tab/>spezifischer Ziele. Es gibt noch kein vorhandenes Protokoll, das unsere Anforderungen <text:tab/>hinreichend erfüllt.</text:p>
      <text:p text:style-name="P4"/>
      <text:p text:style-name="P5"><text:span text:style-name="T3">5.<text:tab/></text:span>Eine eigens entwickelte Eingabesyntax, beschrieben durch eine formale Sprache, definiert <text:tab/>den benötigten Informationsaustausch mit dem Nutzer. </text:p>
      <text:p text:style-name="P4"/>
      <text:p text:style-name="P5"><text:span text:style-name="T1">6.<text:tab/></text:span>Das Programm soll auf <text:span text:style-name="T3">möglichst </text:span>viele Szenarien anwendbar sein, bei denen <text:tab/>Dateiübertragung und die Ausführung von Befehlen auf durch das Internet verbundenen <text:tab/>Rechnern eine Rolle spielt. Es darf insbesondere nicht durch die alleinige Ausführbarkeit auf <text:tab/>einem Betriebssystem beschränkt sein.</text:p>
      <text:p text:style-name="P4"/>
      <text:p text:style-name="P5"><text:span text:style-name="T1">7.<text:tab/></text:span>Die Bewahrung eines Prinzips von geringer Funktionseinschränkung auf jeder <text:tab/>Programmebene ermöglicht ein breites Anwendungsspektrum.</text:p>
      <text:p text:style-name="P4"/>
      <text:p text:style-name="P5"><text:span text:style-name="T1">8.<text:tab/></text:span>Die Verbindung von compilierten und scriptbasierten Programmiersprachen wirkt <text:tab/>optimierend auf die Programmentwicklung <text:span text:style-name="T3">und die Performance des Endprodukts.</text:span></text:p>
      <text:p text:style-name="P4"/>
      <text:p text:style-name="P4"/>
      <text:p text:style-name="P5"><text:span text:style-name="T1">9.<text:tab/></text:span>Ein Konsolenprogramm schafft einen an etablierten Konzepten anlehnenden Kompromiss <text:tab/>zwischen Benutzerfreundlichkeit und Funktionsumfang.</text:p>
      <text:p text:style-name="P4"/>
      <text:p text:style-name="P5"><text:span text:style-name="T1">10.<text:tab/></text:span>Die Ausweitung auf mobile Endgeräte stellt <text:span text:style-name="T4">im aktuellen zeitlichen Kontext besonders im <text:tab/>Bezug auf den Aspekt der Betriebssystemunabhängigkeit</text:span> eine sin<text:span text:style-name="T4">n</text:span>volle <text:tab/>Erweiterungsmöglichkeit da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SG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189dd" officeooo:paragraph-rsid="001189d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Leonard Petereit<text:tab/><text:tab/>20. März 2019</text:p>
        <text:p text:style-name="MP1">Benedikt Schäfer<text:tab/><text:tab/>Erfur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9:28:49.814000000</meta:creation-date>
    <dc:date>2019-03-11T20:17:12.185000000</dc:date>
    <meta:editing-duration>PT15M37S</meta:editing-duration>
    <meta:editing-cycles>4</meta:editing-cycles>
    <meta:generator>LibreOffice/5.4.3.2$Windows_X86_64 LibreOffice_project/92a7159f7e4af62137622921e809f8546db437e5</meta:generator>
    <meta:document-statistic meta:table-count="0" meta:image-count="0" meta:object-count="0" meta:page-count="1" meta:paragraph-count="15" meta:word-count="243" meta:character-count="2036" meta:non-whitespace-character-count="1781"/>
  </office:meta>
</office:document-meta>
</file>